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Old Fogey massa en balans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kg/m3]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po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m/s]</text:p>
          </table:table-cell>
          <table:table-cell table:formula="of:=[.B5]*3.6" office:value-type="float" office:value="25.2" calcext:value-type="float">
            <text:p>25.2</text:p>
          </table:table-cell>
          <table:table-cell office:value-type="string" calcext:value-type="string">
            <text:p>[km/h]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Vlerkarea</text:p>
          </table:table-cell>
          <table:table-cell table:formula="of:=(0.3+0.18+0.23*2)*0.27" office:value-type="float" office:value="0.2538" calcext:value-type="float">
            <text:p>0.2538</text:p>
          </table:table-cell>
          <table:table-cell office:value-type="string" calcext:value-type="string">
            <text:p>[m2] nie konserwatief nie, net span maal koor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L</text:p>
          </table:table-cell>
          <table:table-cell office:value-type="float" office:value="0.8" calcext:value-type="float">
            <text:p>0.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inamiese druk</text:p>
          </table:table-cell>
          <table:table-cell table:formula="of:=0.5*[.B4]*([.B5]^2)" office:value-type="float" office:value="24.5" calcext:value-type="float">
            <text:p>24.5</text:p>
          </table:table-cell>
          <table:table-cell office:value-type="string" calcext:value-type="string">
            <text:p>[Pa]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efkrag</text:p>
          </table:table-cell>
          <table:table-cell table:formula="of:=[.B8]*[.B6]*[.B7]" office:value-type="float" office:value="4.97448" calcext:value-type="float">
            <text:p>4.97448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Hefkrag benodig</text:p>
          </table:table-cell>
          <table:table-cell table:style-name="ce2" table:formula="of:=[.B12]*9.81" office:value-type="float" office:value="5.36607" calcext:value-type="float">
            <text:p>5.37</text:p>
          </table:table-cell>
          <table:table-cell office:value-type="string" calcext:value-type="string">
            <text:p>[N]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taal</text:p>
          </table:table-cell>
          <table:table-cell table:formula="of:=SUM([.B16:.B26])/1000" office:value-type="float" office:value="0.547" calcext:value-type="float">
            <text:p>0.547</text:p>
          </table:table-cell>
          <table:table-cell office:value-type="string" calcext:value-type="string">
            <text:p>[kg]</text:p>
          </table:table-cell>
          <table:table-cell table:number-columns-repeated="6"/>
          <table:table-cell office:value-type="string" calcext:value-type="string">
            <text:p>Motor: 1200kv Motor</text:p>
          </table:table-cell>
          <table:table-cell table:number-columns-repeated="5"/>
          <table:table-cell office:value-type="string" calcext:value-type="string">
            <text:p>WEIGHT WITHOUT BATTERY: 13.3 oz (377 g)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ESC: 20 amp</text:p>
          </table:table-cell>
          <table:table-cell table:number-columns-repeated="5"/>
          <table:table-cell office:value-type="string" calcext:value-type="string">
            <text:p>CENTER OF GRAVITY: 3 - 3.5 inches (76 - 89mm) from leading edge</text:p>
          </table:table-cell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assa [g]</text:p>
          </table:table-cell>
          <table:table-cell office:value-type="string" calcext:value-type="string">
            <text:p>Aantal</text:p>
          </table:table-cell>
          <table:table-cell office:value-type="string" calcext:value-type="string">
            <text:p>Massa [g]</text:p>
          </table:table-cell>
          <table:table-cell table:number-columns-repeated="5"/>
          <table:table-cell office:value-type="string" calcext:value-type="string">
            <text:p>Battery: 500-1000 mAH 3s</text:p>
          </table:table-cell>
          <table:table-cell table:number-columns-repeated="2"/>
          <table:table-cell office:value-type="string" calcext:value-type="string">
            <text:p>1300mAh</text:p>
          </table:table-cell>
          <table:table-cell table:number-columns-repeated="2"/>
          <table:table-cell office:value-type="string" calcext:value-type="string">
            <text:p>CONTROL SURFACE THROWS: 12 ̊ deflection (elevator/rudder) Expo 30%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Servos: (2) 9 gram servos</text:p>
          </table:table-cell>
          <table:table-cell table:number-columns-repeated="5"/>
          <table:table-cell office:value-type="string" calcext:value-type="string">
            <text:p>WINGSPAN: 37.75 inches (959mm)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Prop: 8×4.5 – 9×4.7</text:p>
          </table:table-cell>
          <table:table-cell table:number-columns-repeated="5"/>
          <table:table-cell office:value-type="string" calcext:value-type="string">
            <text:p>RECOMMENDED MOTOR: 24 g 1300 kv minimum</text:p>
          </table:table-cell>
        </table:table-row>
        <table:table-row table:style-name="ro2">
          <table:table-cell office:value-type="string" calcext:value-type="string">
            <text:p>Arduino</text:p>
          </table:table-cell>
          <table:table-cell office:value-type="float" office:value="25" calcext:value-type="float">
            <text:p>25</text:p>
          </table:table-cell>
          <table:table-cell table:number-columns-repeated="13"/>
          <table:table-cell office:value-type="string" calcext:value-type="string">
            <text:p>RECOMMENDED PROP: 9 x 4.7</text:p>
          </table:table-cell>
        </table:table-row>
        <table:table-row table:style-name="ro2">
          <table:table-cell office:value-type="string" calcext:value-type="string">
            <text:p>Klein arduino kabel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string" calcext:value-type="string">
            <text:p>UW: 550gms</text:p>
          </table:table-cell>
          <table:table-cell table:number-columns-repeated="5"/>
          <table:table-cell office:value-type="string" calcext:value-type="string">
            <text:p>RECOMMENDED ESC: 10 - 18 amp</text:p>
          </table:table-cell>
        </table:table-row>
        <table:table-row table:style-name="ro2">
          <table:table-cell office:value-type="string" calcext:value-type="string">
            <text:p>Servo</text:p>
          </table:table-cell>
          <table:table-cell table:formula="of:=[.C19]*[.D19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Weight Without Battery: 425gms</text:p>
          </table:table-cell>
          <table:table-cell table:number-columns-repeated="5"/>
          <table:table-cell office:value-type="string" calcext:value-type="string">
            <text:p>RECOMMENDED BATTERY: 500 - 1300 mAH 3s</text:p>
          </table:table-cell>
        </table:table-row>
        <table:table-row table:style-name="ro2">
          <table:table-cell office:value-type="string" calcext:value-type="string">
            <text:p>Motor drywer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office:value-type="string" calcext:value-type="string">
            <text:p>Wingspan: 1410mm</text:p>
          </table:table-cell>
          <table:table-cell table:number-columns-repeated="5"/>
          <table:table-cell office:value-type="string" calcext:value-type="string">
            <text:p>RECOMMENDED SERVOS: (2) 9 gram servos </text:p>
          </table:table-cell>
        </table:table-row>
        <table:table-row table:style-name="ro2">
          <table:table-cell office:value-type="string" calcext:value-type="string">
            <text:p>Mo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Length: 775m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kroef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CG Location: 76-89mm from the leading edge of the w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ugraam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office:value-type="string" calcext:value-type="string">
            <text:p>Control Throws: Elevons: 120 EXPO: 3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heerkabels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ttery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F24 en antenna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 style:data-style-name="N2" text:time-value="20:07:10.6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7T21:44:52.735000000</meta:creation-date>
    <dc:date>2022-10-10T22:08:28.712000000</dc:date>
    <meta:editing-duration>PT2H10M52S</meta:editing-duration>
    <meta:editing-cycles>11</meta:editing-cycles>
    <meta:generator>LibreOffice/7.1.5.2$Windows_X86_64 LibreOffice_project/85f04e9f809797b8199d13c421bd8a2b025d52b5</meta:generator>
    <meta:document-statistic meta:table-count="1" meta:cell-count="75" meta:object-count="0"/>
  </office:meta>
</office:document-meta>
</file>